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0ACAC77EA30F0440A3.jpg" manifest:media-type="image/jpeg"/>
  <manifest:file-entry manifest:full-path="Pictures/100000010000020000000200A29E53F2F5472662.png" manifest:media-type="image/png"/>
  <manifest:file-entry manifest:full-path="Pictures/10000000000000FE00000095B2653169D8AB7F9E.png" manifest:media-type="image/png"/>
  <manifest:file-entry manifest:full-path="Pictures/1000000000000500000002D07AE3593E735FD5C4.jpg" manifest:media-type="image/jpeg"/>
  <manifest:file-entry manifest:full-path="Pictures/10000000000006940000058C2ED470F64F20F75F.png" manifest:media-type="image/png"/>
  <manifest:file-entry manifest:full-path="Pictures/10000001000004AC0000012B4AB4F00A34D03E9C.png" manifest:media-type="image/png"/>
  <manifest:file-entry manifest:full-path="Pictures/1000000100000070000003401DEB7757E12C393C.png" manifest:media-type="image/png"/>
  <manifest:file-entry manifest:full-path="Pictures/100000010000033A0000017E5DDC3F05482605B1.png" manifest:media-type="image/png"/>
  <manifest:file-entry manifest:full-path="Pictures/10000001000001C0000000C05D134659E323AE0F.png" manifest:media-type="image/png"/>
  <manifest:file-entry manifest:full-path="Pictures/10000001000003E8000003E8647159B0D544D5DF.png" manifest:media-type="image/png"/>
  <manifest:file-entry manifest:full-path="Pictures/1000000000000287000002BBEA7220B2C9CC7872.png" manifest:media-type="image/png"/>
  <manifest:file-entry manifest:full-path="Pictures/100000010000013E00000200BCB1DB6E2D92054B.png" manifest:media-type="image/png"/>
  <manifest:file-entry manifest:full-path="Pictures/1000000000000515000002B95F74453D0340B807.png" manifest:media-type="image/png"/>
  <manifest:file-entry manifest:full-path="Pictures/10000000000005B80000041CA41F67FAB3E37A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layer" style:family="table">
      <style:table-properties style:width="17cm" table:align="margins" style:writing-mode="lr-tb"/>
    </style:style>
    <style:style style:name="Player.A" style:family="table-column">
      <style:table-column-properties style:column-width="5.667cm" style:rel-column-width="21845*"/>
    </style:style>
    <style:style style:name="Player.A1" style:family="table-cell">
      <style:table-cell-properties fo:padding="0cm" fo:border="none" style:writing-mode="page"/>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Standard">
      <style:paragraph-properties fo:text-align="center" style:justify-single-word="false">
        <style:tab-stops/>
      </style:paragraph-properties>
      <style:text-properties officeooo:rsid="009caa7b" officeooo:paragraph-rsid="009caa7b"/>
    </style:style>
    <style:style style:name="P15" style:family="paragraph" style:parent-style-name="Text_20_body">
      <style:text-properties style:font-name="Liberation Serif" fo:font-size="12pt" officeooo:paragraph-rsid="00bffd56" style:font-size-asian="12pt" style:font-size-complex="12pt"/>
    </style:style>
    <style:style style:name="P16" style:family="paragraph" style:parent-style-name="Text_20_body">
      <style:text-properties style:font-name="Liberation Serif" fo:font-size="12pt" style:font-size-asian="12pt" style:font-size-complex="12pt"/>
    </style:style>
    <style:style style:name="P17" style:family="paragraph" style:parent-style-name="Text_20_body">
      <style:text-properties style:font-name="Liberation Serif" fo:font-size="12pt" officeooo:rsid="002fe77f" officeooo:paragraph-rsid="002fe77f" style:font-size-asian="12pt" style:font-size-complex="12pt"/>
    </style:style>
    <style:style style:name="P18" style:family="paragraph" style:parent-style-name="Text_20_body">
      <style:text-properties style:font-name="Liberation Serif" fo:font-size="12pt" officeooo:rsid="008bd8dc" officeooo:paragraph-rsid="008bd8dc" style:font-size-asian="12pt" style:font-size-complex="12pt"/>
    </style:style>
    <style:style style:name="P19"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20"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2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23" style:family="paragraph" style:parent-style-name="Table_20_Contents">
      <style:text-properties style:font-name="Liberation Serif" fo:font-size="12pt" style:font-size-asian="12pt" style:font-size-complex="12pt"/>
    </style:style>
    <style:style style:name="P24" style:family="paragraph" style:parent-style-name="Table_20_Contents">
      <style:text-properties style:font-name="Liberation Serif" fo:font-size="12pt" officeooo:rsid="00e0019b" officeooo:paragraph-rsid="00e0019b" style:font-size-asian="12pt" style:font-size-complex="12pt"/>
    </style:style>
    <style:style style:name="P25" style:family="paragraph" style:parent-style-name="Table_20_Contents">
      <style:text-properties style:font-name="Liberation Serif" fo:font-size="12pt" officeooo:rsid="00e191d5" officeooo:paragraph-rsid="00e191d5" style:font-size-asian="12pt" style:font-size-complex="12pt"/>
    </style:style>
    <style:style style:name="P26" style:family="paragraph" style:parent-style-name="Table_20_Contents">
      <style:text-properties style:font-name="Liberation Serif" fo:font-size="12pt" officeooo:rsid="00e3321e" officeooo:paragraph-rsid="00e3321e" style:font-size-asian="12pt" style:font-size-complex="12pt"/>
    </style:style>
    <style:style style:name="P27"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28" style:family="paragraph" style:parent-style-name="Standard">
      <style:text-properties officeooo:paragraph-rsid="00bffd56"/>
    </style:style>
    <style:style style:name="P29" style:family="paragraph" style:parent-style-name="Text_20_body">
      <style:text-properties officeooo:paragraph-rsid="00bffd56"/>
    </style:style>
    <style:style style:name="P30" style:family="paragraph" style:parent-style-name="Standard">
      <style:paragraph-properties fo:break-before="page"/>
      <style:text-properties officeooo:paragraph-rsid="00bffd56"/>
    </style:style>
    <style:style style:name="P31"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32" style:family="paragraph" style:parent-style-name="Text_20_body">
      <style:text-properties officeooo:paragraph-rsid="00288a74"/>
    </style:style>
    <style:style style:name="P33" style:family="paragraph" style:parent-style-name="Standard">
      <style:paragraph-properties fo:margin-left="0.762cm" fo:margin-right="0cm" fo:text-indent="0cm" style:auto-text-indent="false"/>
      <style:text-properties officeooo:paragraph-rsid="00288a74"/>
    </style:style>
    <style:style style:name="P34" style:family="paragraph" style:parent-style-name="Text_20_body">
      <style:text-properties officeooo:rsid="002defa1" officeooo:paragraph-rsid="003c58ec"/>
    </style:style>
    <style:style style:name="P35" style:family="paragraph" style:parent-style-name="Text_20_body">
      <style:text-properties officeooo:rsid="002fe77f" officeooo:paragraph-rsid="002fe77f"/>
    </style:style>
    <style:style style:name="P36" style:family="paragraph" style:parent-style-name="Text_20_body">
      <style:text-properties officeooo:paragraph-rsid="003f6a26"/>
    </style:style>
    <style:style style:name="P37" style:family="paragraph" style:parent-style-name="Text_20_body">
      <style:text-properties officeooo:paragraph-rsid="003f4817"/>
    </style:style>
    <style:style style:name="P38" style:family="paragraph" style:parent-style-name="Text_20_body">
      <style:paragraph-properties>
        <style:tab-stops/>
      </style:paragraph-properties>
      <style:text-properties officeooo:paragraph-rsid="0041b111"/>
    </style:style>
    <style:style style:name="P39" style:family="paragraph" style:parent-style-name="Text_20_body">
      <style:text-properties officeooo:paragraph-rsid="004f1e38"/>
    </style:style>
    <style:style style:name="P40" style:family="paragraph" style:parent-style-name="Text_20_body">
      <style:text-properties officeooo:rsid="0032a2ad" officeooo:paragraph-rsid="0045a10a"/>
    </style:style>
    <style:style style:name="P41" style:family="paragraph" style:parent-style-name="Text_20_body">
      <style:text-properties officeooo:paragraph-rsid="005be1a9"/>
    </style:style>
    <style:style style:name="P42" style:family="paragraph" style:parent-style-name="Text_20_body">
      <style:text-properties officeooo:paragraph-rsid="005116c0"/>
    </style:style>
    <style:style style:name="P43" style:family="paragraph" style:parent-style-name="Text_20_body">
      <style:text-properties officeooo:paragraph-rsid="007cdc96"/>
    </style:style>
    <style:style style:name="P44"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6" style:family="paragraph" style:parent-style-name="Standard">
      <style:paragraph-properties fo:margin-left="0.762cm" fo:margin-right="0cm" fo:text-indent="0cm" style:auto-text-indent="false"/>
    </style:style>
    <style:style style:name="P47" style:family="paragraph" style:parent-style-name="Standard">
      <style:paragraph-properties fo:margin-left="2.032cm" fo:margin-right="0cm" fo:text-indent="0cm" style:auto-text-indent="false"/>
    </style:style>
    <style:style style:name="P48"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Heading_20_1" style:master-page-name="">
      <style:paragraph-properties style:page-number="auto" fo:break-before="auto" fo:break-after="auto"/>
    </style:style>
    <style:style style:name="P54" style:family="paragraph" style:parent-style-name="Heading_20_2">
      <style:text-properties officeooo:paragraph-rsid="0045a10a"/>
    </style:style>
    <style:style style:name="P55" style:family="paragraph" style:parent-style-name="Heading_20_2">
      <style:text-properties officeooo:paragraph-rsid="00879db0"/>
    </style:style>
    <style:style style:name="P56" style:family="paragraph" style:parent-style-name="Heading_20_2">
      <style:text-properties officeooo:paragraph-rsid="00bffd56"/>
    </style:style>
    <style:style style:name="P57" style:family="paragraph" style:parent-style-name="Heading_20_3">
      <style:text-properties officeooo:paragraph-rsid="00472cd2"/>
    </style:style>
    <style:style style:name="P58" style:family="paragraph" style:parent-style-name="Standard" style:master-page-name="Standard">
      <style:paragraph-properties style:page-number="auto"/>
    </style:style>
    <style:style style:name="P59"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60" style:family="paragraph" style:parent-style-name="Standard" style:list-style-name="L5">
      <style:text-properties officeooo:paragraph-rsid="00625e50"/>
    </style:style>
    <style:style style:name="P61" style:family="paragraph" style:parent-style-name="Standard" style:list-style-name="L5">
      <style:paragraph-properties fo:margin-top="0.201cm" fo:margin-bottom="0.201cm" style:contextual-spacing="false"/>
      <style:text-properties officeooo:paragraph-rsid="00625e50"/>
    </style:style>
    <style:style style:name="P62" style:family="paragraph" style:parent-style-name="Standard" style:list-style-name="L5">
      <style:paragraph-properties fo:margin-top="0.101cm" fo:margin-bottom="0.101cm" style:contextual-spacing="false"/>
      <style:text-properties officeooo:paragraph-rsid="00625e50"/>
    </style:style>
    <style:style style:name="P63" style:family="paragraph" style:parent-style-name="Standard" style:list-style-name="L12">
      <style:text-properties officeooo:paragraph-rsid="00cd53cb"/>
    </style:style>
    <style:style style:name="P64" style:family="paragraph" style:parent-style-name="Standard" style:list-style-name="L12">
      <style:text-properties fo:font-style="normal" fo:font-weight="normal" officeooo:paragraph-rsid="00bffd56" style:font-style-asian="normal" style:font-weight-asian="normal" style:font-style-complex="normal" style:font-weight-complex="normal"/>
    </style:style>
    <style:style style:name="P65" style:family="paragraph" style:parent-style-name="Standard" style:list-style-name="L12">
      <style:text-properties fo:font-weight="bold" officeooo:paragraph-rsid="00bffd56" style:font-weight-asian="bold" style:font-weight-complex="bold"/>
    </style:style>
    <style:style style:name="P66" style:family="paragraph" style:parent-style-name="Standard">
      <style:text-properties style:font-name="Liberation Serif" fo:font-size="12pt" officeooo:paragraph-rsid="00bffd56" style:font-size-asian="12pt" style:font-size-complex="12pt"/>
    </style:style>
    <style:style style:name="P67" style:family="paragraph" style:parent-style-name="Standard">
      <style:text-properties style:font-name="Liberation Serif" fo:font-size="12pt" style:font-size-asian="12pt" style:font-size-complex="12pt"/>
    </style:style>
    <style:style style:name="P68" style:family="paragraph" style:parent-style-name="Standard">
      <style:text-properties style:font-name="Liberation Serif" fo:font-size="12pt" officeooo:rsid="00ef3c19" officeooo:paragraph-rsid="00ef3c19" style:font-size-asian="12pt" style:font-size-complex="12pt"/>
    </style:style>
    <style:style style:name="P69" style:family="paragraph" style:parent-style-name="Standard" style:list-style-name="L13">
      <style:text-properties style:font-name="Liberation Serif" fo:font-size="12pt" officeooo:rsid="00f00891" officeooo:paragraph-rsid="00f00891" style:font-size-asian="12pt" style:font-size-complex="12pt"/>
    </style:style>
    <style:style style:name="P70" style:family="paragraph" style:parent-style-name="Standard">
      <style:text-properties style:font-name="Liberation Serif" fo:font-size="12pt" officeooo:rsid="00f00891" officeooo:paragraph-rsid="00f00891" style:font-size-asian="12pt" style:font-size-complex="12pt"/>
    </style:style>
    <style:style style:name="P71" style:family="paragraph" style:parent-style-name="Standard">
      <style:text-properties style:font-name="Liberation Serif" fo:font-size="12pt" officeooo:paragraph-rsid="00f047b1" style:font-size-asian="12pt" style:font-size-complex="12pt"/>
    </style:style>
    <style:style style:name="P72" style:family="paragraph" style:parent-style-name="Standard">
      <style:text-properties style:font-name="Liberation Serif" fo:font-size="12pt" officeooo:rsid="00f05a8e" officeooo:paragraph-rsid="00f05a8e" style:font-size-asian="12pt" style:font-size-complex="12pt"/>
    </style:style>
    <style:style style:name="P73" style:family="paragraph" style:parent-style-name="Text_20_body" style:list-style-name="WWNum1"/>
    <style:style style:name="P74" style:family="paragraph" style:parent-style-name="Text_20_body" style:list-style-name="L1">
      <style:text-properties officeooo:paragraph-rsid="0041b111"/>
    </style:style>
    <style:style style:name="P75" style:family="paragraph" style:parent-style-name="Text_20_body" style:list-style-name="L1">
      <style:text-properties officeooo:paragraph-rsid="0097877b"/>
    </style:style>
    <style:style style:name="P76" style:family="paragraph" style:parent-style-name="Text_20_body" style:list-style-name="L2">
      <style:text-properties officeooo:paragraph-rsid="003f6a26"/>
    </style:style>
    <style:style style:name="P77" style:family="paragraph" style:parent-style-name="Text_20_body" style:list-style-name="L3">
      <style:text-properties officeooo:paragraph-rsid="00476909"/>
    </style:style>
    <style:style style:name="P78" style:family="paragraph" style:parent-style-name="Text_20_body" style:list-style-name="L3">
      <style:text-properties officeooo:paragraph-rsid="005116c0"/>
    </style:style>
    <style:style style:name="P79" style:family="paragraph" style:parent-style-name="Text_20_body" style:list-style-name="L3">
      <style:text-properties officeooo:paragraph-rsid="00773aed"/>
    </style:style>
    <style:style style:name="P80" style:family="paragraph" style:parent-style-name="Text_20_body" style:list-style-name="L3">
      <style:text-properties fo:font-weight="bold" officeooo:paragraph-rsid="00472cd2" style:font-weight-asian="bold" style:font-weight-complex="bold"/>
    </style:style>
    <style:style style:name="P81" style:family="paragraph" style:parent-style-name="Text_20_body" style:list-style-name="L3">
      <style:text-properties officeooo:rsid="002fe77f" officeooo:paragraph-rsid="00476909"/>
    </style:style>
    <style:style style:name="P82" style:family="paragraph" style:parent-style-name="Text_20_body" style:list-style-name="L4">
      <style:text-properties officeooo:rsid="002fe77f" officeooo:paragraph-rsid="005dd365"/>
    </style:style>
    <style:style style:name="P83" style:family="paragraph" style:parent-style-name="Text_20_body" style:list-style-name="L4">
      <style:text-properties officeooo:paragraph-rsid="005be1a9"/>
    </style:style>
    <style:style style:name="P8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87"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88"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9"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90" style:family="paragraph" style:parent-style-name="Text_20_body" style:list-style-name="L11">
      <style:text-properties style:font-name="Liberation Serif" fo:font-size="12pt" officeooo:rsid="008bd8dc" officeooo:paragraph-rsid="008bd8dc" style:font-size-asian="12pt" style:font-size-complex="12pt"/>
    </style:style>
    <style:style style:name="P91" style:family="paragraph" style:parent-style-name="Text_20_body" style:list-style-name="L11">
      <style:text-properties style:font-name="Liberation Serif" fo:font-size="12pt" officeooo:rsid="008cda34" officeooo:paragraph-rsid="008cda34" style:font-size-asian="12pt" style:font-size-complex="12pt"/>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style:font-weight-asian="bold" style:font-weight-complex="bold"/>
    </style:style>
    <style:style style:name="T16" style:family="text">
      <style:text-properties fo:font-weight="bold" officeooo:rsid="002fe77f" style:font-weight-asian="bold" style:font-weight-complex="bold"/>
    </style:style>
    <style:style style:name="T17" style:family="text">
      <style:text-properties officeooo:rsid="002fe77f"/>
    </style:style>
    <style:style style:name="T18" style:family="text">
      <style:text-properties fo:font-size="12pt" fo:font-weight="bold" officeooo:rsid="0079afff" style:font-weight-asian="bold" style:font-weight-complex="bold"/>
    </style:style>
    <style:style style:name="T19" style:family="text">
      <style:text-properties fo:font-size="12pt" officeooo:rsid="007b1942"/>
    </style:style>
    <style:style style:name="T20" style:family="text">
      <style:text-properties fo:font-size="12pt" officeooo:rsid="007c3821"/>
    </style:style>
    <style:style style:name="T21" style:family="text">
      <style:text-properties fo:font-size="12pt" officeooo:rsid="007cdc96"/>
    </style:style>
    <style:style style:name="T22" style:family="text">
      <style:text-properties fo:font-size="12pt" officeooo:rsid="007e6d31"/>
    </style:style>
    <style:style style:name="T23" style:family="text">
      <style:text-properties fo:font-size="12pt" officeooo:rsid="0080b756"/>
    </style:style>
    <style:style style:name="T24" style:family="text">
      <style:text-properties fo:font-size="12pt" officeooo:rsid="00851d16"/>
    </style:style>
    <style:style style:name="T25" style:family="text">
      <style:text-properties fo:font-size="12pt" officeooo:rsid="0085b79e"/>
    </style:style>
    <style:style style:name="T26" style:family="text">
      <style:text-properties fo:font-size="12pt" officeooo:rsid="008ecd9f"/>
    </style:style>
    <style:style style:name="T27" style:family="text">
      <style:text-properties fo:font-size="12pt" officeooo:rsid="00907739"/>
    </style:style>
    <style:style style:name="T28" style:family="text">
      <style:text-properties fo:font-size="12pt" officeooo:rsid="0095e3d8"/>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officeooo:rsid="008cda34"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ecb3d0"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T69" style:family="text">
      <style:text-properties officeooo:rsid="00e0019b"/>
    </style:style>
    <style:style style:name="T70" style:family="text">
      <style:text-properties officeooo:rsid="00ef3c19"/>
    </style:style>
    <style:style style:name="T71" style:family="text">
      <style:text-properties officeooo:rsid="00f047b1"/>
    </style:style>
    <style:style style:name="T72" style:family="text">
      <style:text-properties officeooo:rsid="00f05a8e"/>
    </style:style>
    <style:style style:name="fr1" style:family="graphic" style:parent-style-name="Frame">
      <style:graphic-properties style:vertical-pos="top" style:vertical-rel="paragraph-content" fo:padding="0.15cm" fo:border="0.06pt solid #000000"/>
    </style:style>
    <style:style style:name="fr2" style:family="graphic" style:parent-style-name="Frame">
      <style:graphic-properties fo:margin-left="0.201cm" fo:margin-right="0.201cm" fo:margin-top="0cm" fo:margin-bottom="0cm" style:protect="size position" style:vertical-pos="top" style:vertical-rel="baseline" style:horizontal-pos="from-left" style:horizontal-rel="paragraph-content" fo:padding="0cm" fo:border="none"/>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9"><text:a xlink:type="simple" xlink:href="#__RefHeading___Toc1281_118695610" text:style-name="Index_20_Link" text:visited-style-name="Index_20_Link"><text:s/>1 . Objectif<text:tab/>3</text:a></text:p>
          <text:p text:style-name="P50"><text:a xlink:type="simple" xlink:href="#__RefHeading___Toc1047_3676924000" text:style-name="Index_20_Link" text:visited-style-name="Index_20_Link"><text:s/>1.1 . Présentation générale<text:tab/>3</text:a></text:p>
          <text:p text:style-name="P50"><text:a xlink:type="simple" xlink:href="#__RefHeading___Toc1402_118695610" text:style-name="Index_20_Link" text:visited-style-name="Index_20_Link"><text:s/>1.2 . Règles du jeu et Ressources<text:tab/>4</text:a></text:p>
          <text:p text:style-name="P49"><text:a xlink:type="simple" xlink:href="#__RefHeading___Toc731_2280510781" text:style-name="Index_20_Link" text:visited-style-name="Index_20_Link"><text:s/>2 . Description et conception des états<text:tab/>8</text:a></text:p>
          <text:p text:style-name="P50"><text:a xlink:type="simple" xlink:href="#__RefHeading___Toc1049_3676924000" text:style-name="Index_20_Link" text:visited-style-name="Index_20_Link"><text:s/>2.1 . Description des états<text:tab/>8</text:a></text:p>
          <text:p text:style-name="P51"><text:a xlink:type="simple" xlink:href="#__RefHeading___Toc1051_3676924000" text:style-name="Index_20_Link" text:visited-style-name="Index_20_Link"><text:s/>2.1.1 . État des éléments fixes sur la carte<text:tab/>8</text:a></text:p>
          <text:p text:style-name="P51"><text:a xlink:type="simple" xlink:href="#__RefHeading___Toc1053_3676924000" text:style-name="Index_20_Link" text:visited-style-name="Index_20_Link"><text:s/>2.1.2 . État des éléments mobiles sur la carte<text:tab/>8</text:a></text:p>
          <text:p text:style-name="P51"><text:a xlink:type="simple" xlink:href="#__RefHeading___Toc1259_636470261" text:style-name="Index_20_Link" text:visited-style-name="Index_20_Link"><text:s/>2.1.3 . État des éléments propres au joueur<text:tab/>9</text:a></text:p>
          <text:p text:style-name="P51"><text:a xlink:type="simple" xlink:href="#__RefHeading___Toc1261_636470261" text:style-name="Index_20_Link" text:visited-style-name="Index_20_Link"><text:s/>2.1.4 . L’état général de la partie<text:tab/>9</text:a></text:p>
          <text:p text:style-name="P50"><text:a xlink:type="simple" xlink:href="#__RefHeading___Toc1258_2875544576" text:style-name="Index_20_Link" text:visited-style-name="Index_20_Link"><text:s/>2.2 . Conception Logiciel<text:tab/>9</text:a></text:p>
          <text:p text:style-name="P49"><text:a xlink:type="simple" xlink:href="#__RefHeading___Toc2871_1767535484" text:style-name="Index_20_Link" text:visited-style-name="Index_20_Link"><text:s/>3 . <text:s/>Description et conception du rendu<text:tab/>13</text:a></text:p>
          <text:p text:style-name="P50"><text:a xlink:type="simple" xlink:href="#__RefHeading___Toc2873_1767535484" text:style-name="Index_20_Link" text:visited-style-name="Index_20_Link"><text:s/>3.1 . Stratégie de rendu d’un état<text:tab/>13</text:a></text:p>
        </text:index-body>
      </text:table-of-content>
      <text:p text:style-name="P2"/>
      <text:list xml:id="list1911747520" text:style-name="Numbering_20_123">
        <text:list-item>
          <text:h text:style-name="P52"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3869873951" text:style-name="WWNum1">
        <text:list-item>
          <text:p text:style-name="P73">Jeu de stratégie militaire au tour par tour</text:p>
        </text:list-item>
        <text:list-item>
          <text:p text:style-name="P73">Gestion de ressources </text:p>
        </text:list-item>
      </text:list>
      <text:p text:style-name="Standard"/>
      <text:p text:style-name="P9"><draw:frame draw:style-name="fr7" draw:name="Frame9" text:anchor-type="char" svg:x="2.208cm" svg:y="9.294cm" svg:width="12.49cm" draw:z-index="16"><draw:text-box fo:min-height="8.047cm"><text:p text:style-name="Figure"><draw:frame draw:style-name="fr20"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7" draw:name="Frame8" text:anchor-type="char" svg:x="2.2cm" svg:y="0.275cm" svg:width="12.603cm" draw:z-index="14"><draw:text-box fo:min-height="7.089cm"><text:p text:style-name="Figure"><draw:frame draw:style-name="fr19"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210724193219070" text:continue-list="list1911747520" text:style-name="Numbering_20_123">
        <text:list-item>
          <text:list>
            <text:list-item>
              <text:h text:style-name="P54" text:outline-level="2"><text:bookmark-start text:name="__RefHeading___Toc1402_118695610"/><text:soft-page-break/>Règles du jeu et Ressources<text:bookmark-end text:name="__RefHeading___Toc1402_118695610"/></text:h>
            </text:list-item>
          </text:list>
        </text:list-item>
      </text:list>
      <text:p text:style-name="Standard"/>
      <text:p text:style-name="P38">Règles : </text:p>
      <text:list xml:id="list349820046" text:style-name="L1">
        <text:list-item>
          <text:p text:style-name="P74">Condition de Victoire : Prendre le QG ennemi </text:p>
        </text:list-item>
        <text:list-item>
          <text:p text:style-name="P74">Déroulement d'une Partie : </text:p>
          <text:list>
            <text:list-item>
              <text:p text:style-name="P74">Le royaume adverse a des vues sur un territoire stratégique, défendez-le ! </text:p>
            </text:list-item>
            <text:list-item>
              <text:p text:style-name="P7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74">Le QG <text:span text:style-name="T8">sert </text:span>à produire les <text:span text:style-name="T58">différentes </text:span>unités. <text:span text:style-name="T8">Chaque unité possède un nombre </text:span><text:span text:style-name="T26">prédéfinis</text:span><text:span text:style-name="T8"> de membres qui composent l’unité.</text:span></text:p>
            </text:list-item>
            <text:list-item>
              <text:p text:style-name="P74">Une fois une unité produite au QG le joueur peut la déplacer s<text:span text:style-name="T8">elon la</text:span> statistique de mouvement <text:span text:style-name="T8">de cette unité</text:span>.</text:p>
            </text:list-item>
            <text:list-item>
              <text:p text:style-name="P74">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7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74">L’objectif est de prendre le QG adverse même si toutes les unités ennemies ne sont pas tombées. </text:p>
            </text:list-item>
          </text:list>
        </text:list-item>
        <text:list-item>
          <text:p text:style-name="P74">Il existe différents types de bâtiments : </text:p>
          <text:list>
            <text:list-item>
              <text:p text:style-name="P74">Les mines de mana : permettent une récolte de mana abondante, <text:span text:style-name="T10">ressource essentiel dans la partie qui permet de générer des unités</text:span>. </text:p>
            </text:list-item>
            <text:list-item>
              <text:p text:style-name="P74">Les villages : régénèrent <text:span text:style-name="T10">la santé des unités se trouvant dessus</text:span> et servent à l’effort de guerre en payant un <text:span text:style-name="T59">léger </text:span>impôt en mana à chaque tour. </text:p>
            </text:list-item>
            <text:list-item>
              <text:p text:style-name="P74">Les camps d’entraînement : grâce à leurs prouesses, les officiers formateurs peuvent former des soldats performants ; <text:span text:style-name="T10">ils permettent de générer des unités autre part qu’au QG et permettent donc de gagner du temps.</text:span> </text:p>
              <text:p text:style-name="P74"/>
            </text:list-item>
          </text:list>
        </text:list-item>
        <text:list-item>
          <text:p text:style-name="P74">Il y aura <text:span text:style-name="T10">également </text:span>différents types de terrain<text:span text:style-name="T60">s</text:span> qui <text:span text:style-name="T27">attribueront</text:span><text:span text:style-name="T60"> des malus de déplacements aux unités se trouvant dessus : la plaine est un </text:span><text:span text:style-name="T27">environnement</text:span><text:span text:style-name="T60"> neutre et </text:span><text:span text:style-name="T28">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75"><text:span text:style-name="T64">Voici ci-dessous un exemple de tuiles qui seront utilis</text:span><text:span text:style-name="T65">ées pour représenter les différents bâtiments et terrains sur la grille de jeu :</text:span></text:p>
        </text:list-item>
      </text:list>
      <text:p text:style-name="P48"/>
      <text:p text:style-name="P47"><draw:frame draw:style-name="fr6" draw:name="Frame1" text:anchor-type="char" svg:x="5.791cm" svg:y="-0.314cm" svg:width="5.42cm" draw:z-index="12"><draw:text-box fo:min-height="10.252cm"><text:p text:style-name="Figure"><draw:frame draw:style-name="fr18"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3"/>
      <text:p text:style-name="P46"/>
      <text:p text:style-name="P46"/>
      <text:list xml:id="list1666272546" text:style-name="L2">
        <text:list-item>
          <text:p text:style-name="P76">Les différents types unités :</text:p>
          <text:list>
            <text:list-item>
              <text:p text:style-name="P76">Les gobelins <text:span text:style-name="T10">(unités de base)</text:span>: unité de corps à corps, peu résistante mais assez mobile, il s’agit d’une unité de base polyvalente. </text:p>
              <text:p text:style-name="P76"><draw:frame draw:style-name="fr6" draw:name="Frame2" text:anchor-type="char" svg:x="6.346cm" svg:y="0.168cm" svg:width="4.219cm" draw:z-index="1"><draw:text-box fo:min-height="4.648cm"><text:p text:style-name="Figure"><draw:frame draw:style-name="fr17"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36"/>
      <text:p text:style-name="P36"/>
      <text:p text:style-name="P36"/>
      <text:p text:style-name="P36"/>
      <text:p text:style-name="P36"/>
      <text:p text:style-name="P36"/>
      <text:p text:style-name="P36"/>
      <text:p text:style-name="P36"><text:soft-page-break/></text:p>
      <text:p text:style-name="P36"/>
      <text:list xml:id="list210725361373884" text:continue-numbering="true" text:style-name="L2">
        <text:list-item>
          <text:list>
            <text:list-item>
              <text:p text:style-name="P76">Les chauve souris <text:span text:style-name="T10">(unités d’éclaireur)</text:span>: très bonne vision mais très fragiles. Leur mobilité leur permet de s’échapper rapidement et de frapper sans être vu. </text:p>
            </text:list-item>
          </text:list>
        </text:list-item>
      </text:list>
      <text:p text:style-name="P36"/>
      <text:p text:style-name="P36"><draw:frame draw:style-name="fr5" draw:name="Frame3" text:anchor-type="char" svg:x="2.713cm" svg:y="-0.256cm" svg:width="11.363cm" draw:z-index="3"><draw:text-box fo:min-height="3.558cm"><text:p text:style-name="Figure"><draw:frame draw:style-name="fr16"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36"/>
      <text:p text:style-name="P36"/>
      <text:p text:style-name="P36"/>
      <text:p text:style-name="P36"/>
      <text:p text:style-name="P36"/>
      <text:list xml:id="list210726049399013" text:continue-numbering="true" text:style-name="L2">
        <text:list-item>
          <text:list>
            <text:list-item>
              <text:p text:style-name="P76">Les magiciens : unité puissante à distance et moyenne au corps à corps. Assez fragile. </text:p>
            </text:list-item>
          </text:list>
        </text:list-item>
      </text:list>
      <text:p text:style-name="P36"><draw:frame draw:style-name="fr3" draw:name="Frame4" text:anchor-type="char" svg:x="5.334cm" svg:y="0.318cm" svg:width="6.502cm" draw:z-index="5"><draw:text-box fo:min-height="4.367cm"><text:p text:style-name="Figure"><draw:frame draw:style-name="fr15"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36"/>
      <text:p text:style-name="P36"/>
      <text:p text:style-name="P36"/>
      <text:p text:style-name="P36"/>
      <text:list xml:id="list210724315145696" text:continue-numbering="true" text:style-name="L2">
        <text:list-item>
          <text:list>
            <text:list-header>
              <text:p text:style-name="P76"/>
              <text:p text:style-name="P76"/>
            </text:list-header>
            <text:list-item>
              <text:p text:style-name="P76">Les nains : de féroce combattant au corps à corps qui n’hésite pas à baisser leur garde pour attaquer l’adversaire.</text:p>
            </text:list-item>
          </text:list>
        </text:list-item>
      </text:list>
      <text:p text:style-name="P36"/>
      <text:list xml:id="list210724941496256" text:continue-numbering="true" text:style-name="L2">
        <text:list-item>
          <text:list>
            <text:list-header>
              <text:p text:style-name="P76"><draw:frame draw:style-name="fr3" draw:name="Frame5" text:anchor-type="char" svg:x="4.743cm" svg:y="-0.115cm" svg:width="7.862cm" draw:z-index="7"><draw:text-box fo:min-height="5.068cm"><text:p text:style-name="Figure"><draw:frame draw:style-name="fr14"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76"/>
              <text:p text:style-name="P76"/>
              <text:p text:style-name="P76"/>
            </text:list-header>
          </text:list>
        </text:list-item>
      </text:list>
      <text:p text:style-name="P36"/>
      <text:p text:style-name="P36"/>
      <text:list xml:id="list210725227742947" text:continue-numbering="true" text:style-name="L2">
        <text:list-item>
          <text:list>
            <text:list-header>
              <text:p text:style-name="P76"/>
              <text:p text:style-name="P76"/>
              <text:p text:style-name="P76"/>
            </text:list-header>
            <text:list-item>
              <text:p text:style-name="P76">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36"/>
      <text:p text:style-name="P36"><draw:frame draw:style-name="fr4" draw:name="Frame6" text:anchor-type="char" svg:x="5.666cm" svg:y="-0.258cm" svg:width="6.78cm" draw:z-index="0"><draw:text-box fo:min-height="6.324cm"><text:p text:style-name="Figure"><draw:frame draw:style-name="fr13"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36"/>
      <text:p text:style-name="P36"/>
      <text:p text:style-name="P36"/>
      <text:p text:style-name="P36"/>
      <text:p text:style-name="P36"/>
      <text:p text:style-name="P36"/>
      <text:p text:style-name="P36"/>
      <text:p text:style-name="P36"/>
      <text:list xml:id="list210724639342974" text:continue-numbering="true" text:style-name="L2">
        <text:list-item>
          <text:list>
            <text:list-item>
              <text:p text:style-name="P76">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5.65cm" svg:y="0.265cm" svg:width="6.918cm" draw:z-index="10"><draw:text-box fo:min-height="5.627cm"><text:p text:style-name="Figure"><draw:frame draw:style-name="fr12"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32"/>
      <text:p text:style-name="P32"/>
      <text:p text:style-name="P37"/>
      <text:p text:style-name="Text_20_body"/>
      <text:p text:style-name="P3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3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7">2</text:span>0</text:p>
          </table:table-cell>
          <table:table-cell table:style-name="Tableau1.B2" office:value-type="string">
            <text:p text:style-name="P6">2<text:span text:style-name="T66">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7">6</text:span>0</text:p>
          </table:table-cell>
          <table:table-cell table:style-name="Tableau1.B2" office:value-type="string">
            <text:p text:style-name="P6">100</text:p>
          </table:table-cell>
          <table:table-cell table:style-name="Tableau1.B2" office:value-type="string">
            <text:p text:style-name="P6"><text:span text:style-name="T67">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7">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7">2</text:span>0</text:p>
          </table:table-cell>
          <table:table-cell table:style-name="Tableau1.B2" office:value-type="string">
            <text:p text:style-name="P6">50</text:p>
          </table:table-cell>
          <table:table-cell table:style-name="Tableau1.B2" office:value-type="string">
            <text:p text:style-name="P14">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7">2</text:span>0</text:p>
          </table:table-cell>
          <table:table-cell table:style-name="Tableau1.B7" office:value-type="string">
            <text:p text:style-name="P6">30</text:p>
          </table:table-cell>
          <table:table-cell table:style-name="Tableau1.B7" office:value-type="string">
            <text:p text:style-name="P14">40</text:p>
          </table:table-cell>
          <table:table-cell table:style-name="Tableau1.F7" office:value-type="string">
            <text:p text:style-name="P6">50</text:p>
          </table:table-cell>
        </table:table-row>
      </table:table>
      <text:list xml:id="list210725369144399" text:continue-list="list210724193219070"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59" text:outline-level="2"/>
      <text:p text:style-name="P34">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0">En plus de cela, un état doit prendre en compte les informations spécifiques aux joueurs (noms, ressources, vue de la carte, <text:span text:style-name="T30">quantité de mana</text:span>).</text:p>
      <text:list xml:id="list210725487846355" text:continue-numbering="true" text:style-name="Numbering_20_123">
        <text:list-item>
          <text:list>
            <text:list-item>
              <text:list>
                <text:list-item>
                  <text:h text:style-name="P57"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43"><text:span text:style-name="T30">La carte est formée d’une grille d’éléments </text:span><text:span text:style-name="T31">nommés </text:span><text:span text:style-name="T30">« cases »</text:span><text:span text:style-name="T31">. </text:span><text:span text:style-name="T20">La taille de la grille </text:span><text:span text:style-name="T22">est </text:span><text:span text:style-name="T21">définie </text:span><text:span text:style-name="T22">à l’avance et est directement lié au</text:span><text:span text:style-name="T21"> nombre de case (par exemple une grille 128x128 contient 16 384 cases). </text:span><text:span text:style-name="T22">C</text:span><text:span text:style-name="T32">haque case </text:span><text:span text:style-name="T33">de la grille </text:span><text:span text:style-name="T32">correspond à une position sur la carte (avec les coordonnées x et y correspondantes). </text:span></text:p>
      <text:p text:style-name="P43">Les éléments <text:s/>fixes sur la carte <text:span text:style-name="T33">se partagent </text:span>en deux catégories : </text:p>
      <text:list xml:id="list3004458933" text:style-name="L3">
        <text:list-item>
          <text:p text:style-name="P80">Les éléments <text:span text:style-name="T14">pouvant être possédés</text:span> par un joueur :</text:p>
          <text:list>
            <text:list-item>
              <text:p text:style-name="P81">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77"><text:span text:style-name="T16">Les éléments </text:span><text:span text:style-name="T18">ne pouvant pas être possédés </text:span><text:span text:style-name="T16">par un joueur :</text:span></text:p>
          <text:list>
            <text:list-item>
              <text:p text:style-name="P78"><text:span text:style-name="T17">Les environnements </text:span><text:span text:style-name="T19">et </text:span><text:span text:style-name="T23">leurs différents types </text:span><text:span text:style-name="T29">(montagne, forêt </text:span><text:span text:style-name="T35">et</text:span><text:span text:style-name="T29"> plaine)</text:span><text:span text:style-name="T17">. Chaque case </text:span><text:span text:style-name="T23">de la grille</text:span><text:span text:style-name="T17">, à part celles où s</text:span><text:span text:style-name="T35">e trouvent des</text:span><text:span text:style-name="T17"> bâtiment</text:span><text:span text:style-name="T35">s</text:span><text:span text:style-name="T17">, contient un type d’environnement.</text:span></text:p>
            </text:list-item>
          </text:list>
        </text:list-item>
      </text:list>
      <text:p text:style-name="P42"><text:span text:style-name="T17">Il faudra donc dans un état donné, avoir toutes les informations liées à une coordonnée du quadrillage : le type d’unité qu’il </text:span><text:span text:style-name="T35">y a</text:span><text:span text:style-name="T17"> dessus </text:span><text:span text:style-name="T35">(s’il y en a)</text:span><text:span text:style-name="T17">, le type d’environnement </text:span><text:span text:style-name="T23">qui s’y trouve</text:span><text:span text:style-name="T17"> </text:span><text:span text:style-name="T68">(un seul par case) </text:span><text:span text:style-name="T17">et le bâtiment situé à cet emplacement </text:span><text:span text:style-name="T35">(s’il y en a un)</text:span><text:span text:style-name="T17">. Les informations liées aux bâtiment </text:span><text:span text:style-name="T35">et aux unités</text:span><text:span text:style-name="T17"> sont également à connaître : qui le</text:span><text:span text:style-name="T35">s </text:span><text:span text:style-name="T17">contrôle</text:span><text:span text:style-name="T35">s et </text:span><text:span text:style-name="T36">de </text:span><text:span text:style-name="T17">quel type </text:span><text:span text:style-name="T35">il s’agit</text:span><text:span text:style-name="T17">.</text:span></text:p>
      <text:list xml:id="list210725075255414" text:continue-list="list210725487846355"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4">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5">la contôle </text:span><text:span text:style-name="T40">afin de savoir quelle partie du brouillard <text:s/>de guerre il peut voir.</text:span></text:p>
      <text:list xml:id="list210725388530093"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41">Les éléments propres au joueur permettent de distinguer les deux adversaires et de leur associer des attributs liés au gameplay :</text:p>
      <text:list xml:id="list210726397239339" text:continue-list="list3004458933" text:style-name="L3">
        <text:list-item>
          <text:p text:style-name="P79">La perception que le joueur aura sur la carte, c’est à dire si sa vision est masquée ou non par le brouillard.</text:p>
        </text:list-item>
      </text:list>
      <text:list xml:id="list513476834" text:style-name="L4">
        <text:list-item>
          <text:p text:style-name="P83">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82">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82">L’état de l’armée du joueur doit être connu. Un joueur a des unités dans son armée, on veut avoir accès au nombre de ces unités, les états de chacune des unités <text:span text:style-name="T41">et toutes les infos correspondantes.</text:span></text:p>
        </text:list-item>
      </text:list>
      <text:list xml:id="list210724727322614" text:continue-list="list210725388530093"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1854716611" text:style-name="L5">
        <text:list-item>
          <text:p text:style-name="P60">Le numéro du tour actuel de jeu. (identique pour les deux joueurs)</text:p>
        </text:list-item>
        <text:list-item>
          <text:p text:style-name="P61">Un tour est composé de deux phases : la phase de jeu du Joueur 1 et la phase de jeu du Joueur 2. L’état du jeu doit connaître la phase pour savoir qui doit jouer.</text:p>
        </text:list-item>
        <text:list-item>
          <text:p text:style-name="P62">Le statut de défaite ou victoire des joueurs une fois la partie terminée.</text:p>
        </text:list-item>
      </text:list>
      <text:p text:style-name="P13"/>
      <text:list xml:id="list210724941896496" text:continue-list="list210724727322614" text:style-name="Numbering_20_123">
        <text:list-item>
          <text:list>
            <text:list-item>
              <text:h text:style-name="P55"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35"/>
      <text:p text:style-name="P44"><text:bookmark text:name="docs-internal-guid-01f02049-7fff-c108-f3bb-d61ad54e5d3d"/>Le state est fondé sur une classe state qui récapitule l’état générale du jeu :</text:p>
      <text:list xml:id="list3204776196" text:style-name="L6">
        <text:list-item>
          <text:p text:style-name="P84">Qui est le joueur 1 ?</text:p>
        </text:list-item>
        <text:list-item>
          <text:p text:style-name="P84">Qui est le joueur 2 ?</text:p>
        </text:list-item>
        <text:list-item>
          <text:p text:style-name="P84">Quel est le nombre de tours ?</text:p>
        </text:list-item>
        <text:list-item>
          <text:p text:style-name="P84"><text:soft-page-break/>Le jeu a t-il commencé et si oui qui joue ?</text:p>
        </text:list-item>
      </text:list>
      <text:p text:style-name="P16"/>
      <text:p text:style-name="P16"><draw:frame draw:style-name="fr11" draw:name="Image6" text:anchor-type="char" svg:width="6.72cm" svg:height="3.942cm" draw:z-index="22"><draw:image xlink:href="Pictures/10000000000000FE00000095B2653169D8AB7F9E.png" xlink:type="simple" xlink:show="embed" xlink:actuate="onLoad" draw:mime-type="image/png"/></draw:frame></text:p>
      <text:p text:style-name="P16"/>
      <text:p text:style-name="P16"/>
      <text:p text:style-name="P85"/>
      <text:p text:style-name="P85"/>
      <text:p text:style-name="P85"/>
      <text:p text:style-name="P85"/>
      <table:table table:name="Player" table:style-name="Player">
        <table:table-column table:style-name="Player.A" table:number-columns-repeated="3"/>
        <table:table-row table:style-name="TableLine94832133844480">
          <table:table-cell table:style-name="Player.A1" office:value-type="string">
            <text:p text:style-name="P27">Attribut</text:p>
          </table:table-cell>
          <table:table-cell table:style-name="Player.A1" office:value-type="string">
            <text:p text:style-name="P27">Type</text:p>
          </table:table-cell>
          <table:table-cell table:style-name="Player.A1" office:value-type="string">
            <text:p text:style-name="P27">Explication</text:p>
          </table:table-cell>
        </table:table-row>
        <table:table-row table:style-name="TableLine94832133760704">
          <table:table-cell table:style-name="Player.A1" office:value-type="string">
            <text:p text:style-name="P23">_<text:span text:style-name="T69">name</text:span></text:p>
          </table:table-cell>
          <table:table-cell table:style-name="Player.A1" office:value-type="string">
            <text:p text:style-name="P24">String</text:p>
          </table:table-cell>
          <table:table-cell table:style-name="Player.A1" office:value-type="string">
            <text:p text:style-name="P24">Nom du joueur</text:p>
          </table:table-cell>
        </table:table-row>
        <table:table-row table:style-name="TableLine94832133767264">
          <table:table-cell table:style-name="Player.A1" office:value-type="string">
            <text:p text:style-name="P23">_<text:span text:style-name="T69">id</text:span></text:p>
          </table:table-cell>
          <table:table-cell table:style-name="Player.A1" office:value-type="string">
            <text:p text:style-name="P24">Int</text:p>
          </table:table-cell>
          <table:table-cell table:style-name="Player.A1" office:value-type="string">
            <text:p text:style-name="P25">Identifiant du joueur</text:p>
          </table:table-cell>
        </table:table-row>
        <table:table-row table:style-name="TableLine94832133772448">
          <table:table-cell table:style-name="Player.A1" office:value-type="string">
            <text:p text:style-name="P23">_<text:span text:style-name="T69">mana</text:span></text:p>
          </table:table-cell>
          <table:table-cell table:style-name="Player.A1" office:value-type="string">
            <text:p text:style-name="P24">Int </text:p>
          </table:table-cell>
          <table:table-cell table:style-name="Player.A1" office:value-type="string">
            <text:p text:style-name="P26">Quantité de mana</text:p>
          </table:table-cell>
        </table:table-row>
        <table:table-row table:style-name="TableLine94832133775632">
          <table:table-cell table:style-name="Player.A1" office:value-type="string">
            <text:p text:style-name="P23"/>
          </table:table-cell>
          <table:table-cell table:style-name="Player.A1" office:value-type="string">
            <text:p text:style-name="P23"/>
          </table:table-cell>
          <table:table-cell table:style-name="Player.A1" office:value-type="string">
            <text:p text:style-name="P23"/>
          </table:table-cell>
        </table:table-row>
        <table:table-row table:style-name="TableLine94832133795456">
          <table:table-cell table:style-name="Player.A1" office:value-type="string">
            <text:p text:style-name="P23"/>
          </table:table-cell>
          <table:table-cell table:style-name="Player.A1" office:value-type="string">
            <text:p text:style-name="P23"/>
          </table:table-cell>
          <table:table-cell table:style-name="Player.A1" office:value-type="string">
            <text:p text:style-name="P23"/>
          </table:table-cell>
        </table:table-row>
        <table:table-row table:style-name="TableLine94832133805008">
          <table:table-cell table:style-name="Player.A1" office:value-type="string">
            <text:p text:style-name="P23"/>
          </table:table-cell>
          <table:table-cell table:style-name="Player.A1" office:value-type="string">
            <text:p text:style-name="P23"/>
          </table:table-cell>
          <table:table-cell table:style-name="Player.A1" office:value-type="string">
            <text:p text:style-name="P23"/>
          </table:table-cell>
        </table:table-row>
        <table:table-row table:style-name="TableLine94832133816512">
          <table:table-cell table:style-name="Player.A1" office:value-type="string">
            <text:p text:style-name="P23"/>
          </table:table-cell>
          <table:table-cell table:style-name="Player.A1" office:value-type="string">
            <text:p text:style-name="P23"/>
          </table:table-cell>
          <table:table-cell table:style-name="Player.A1" office:value-type="string">
            <text:p text:style-name="P23"/>
          </table:table-cell>
        </table:table-row>
        <table:table-row table:style-name="TableLine94832133821520">
          <table:table-cell table:style-name="Player.A1" office:value-type="string">
            <text:p text:style-name="P23"/>
          </table:table-cell>
          <table:table-cell table:style-name="Player.A1" office:value-type="string">
            <text:p text:style-name="P23"/>
          </table:table-cell>
          <table:table-cell table:style-name="Player.A1" office:value-type="string">
            <text:p text:style-name="P23"/>
          </table:table-cell>
        </table:table-row>
      </table:table>
      <text:p text:style-name="P85"/>
      <text:p text:style-name="P85"/>
      <text:p text:style-name="P85"><draw:frame draw:style-name="fr10" draw:name="Image10" text:anchor-type="char" svg:width="7.075cm" svg:height="7.643cm" draw:z-index="23"><draw:image xlink:href="Pictures/1000000000000287000002BBEA7220B2C9CC7872.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2"><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16"/>
      <text:p text:style-name="P21"><text:span text:style-name="T43">    </text:span><text:span text:style-name="T44">La classe contient plusieurs méthodes :</text:span></text:p>
      <text:list xml:id="list345128258" text:style-name="L7">
        <text:list-item>
          <text:p text:style-name="P86"><text:span text:style-name="T52">une méthode </text:span><text:span text:style-name="T53">init</text:span><text:span text:style-name="T52"> pour initialiser l’unité</text:span></text:p>
        </text:list-item>
        <text:list-item>
          <text:p text:style-name="P86"><text:span text:style-name="T52">une méthode </text:span><text:span text:style-name="T53">move</text:span><text:span text:style-name="T52"> pour se déplacer</text:span></text:p>
        </text:list-item>
        <text:list-item>
          <text:p text:style-name="P86"><text:span text:style-name="T52">une méthode </text:span><text:span text:style-name="T53">place</text:span><text:span text:style-name="T52"> pour déplacer arbitrairement l’unité à une Position donnée</text:span></text:p>
        </text:list-item>
        <text:list-item>
          <text:p text:style-name="P86"><text:span text:style-name="T52">une méthode </text:span><text:span text:style-name="T53">attack</text:span><text:span text:style-name="T52"> pour attaquer</text:span></text:p>
        </text:list-item>
      </text:list>
      <text:p text:style-name="P16"/>
      <text:p text:style-name="P45">De cette classe hérite les différents types d’unités :</text:p>
      <text:list xml:id="list3167090936" text:style-name="L8">
        <text:list-item>
          <text:p text:style-name="P88">Bat</text:p>
        </text:list-item>
        <text:list-item>
          <text:p text:style-name="P88">Gobelin</text:p>
        </text:list-item>
        <text:list-item>
          <text:p text:style-name="P88">Dwarf</text:p>
        </text:list-item>
        <text:list-item>
          <text:p text:style-name="P88">Knight</text:p>
        </text:list-item>
        <text:list-item>
          <text:p text:style-name="P88">Wizard</text:p>
        </text:list-item>
        <text:list-item>
          <text:p text:style-name="P88">Golem</text:p>
        </text:list-item>
      </text:list>
      <text:p text:style-name="P16"/>
      <text:p text:style-name="P21"><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16"/>
      <text:p text:style-name="P45">De cette classe hérite :</text:p>
      <text:list xml:id="list3904137885" text:style-name="L9">
        <text:list-item>
          <text:p text:style-name="P89">Mountain</text:p>
        </text:list-item>
        <text:list-item>
          <text:p text:style-name="P89">Forest</text:p>
        </text:list-item>
        <text:list-item>
          <text:p text:style-name="P89">Plain</text:p>
        </text:list-item>
      </text:list>
      <text:p text:style-name="P16"/>
      <text:p text:style-name="P21"><text:span text:style-name="T44">Une classe </text:span><text:span text:style-name="T45">Position</text:span><text:span text:style-name="T43"> </text:span><text:span text:style-name="T44">qui contient deux attributs x et y et plusieurs méthodes :</text:span></text:p>
      <text:list xml:id="list3159136250" text:style-name="L10">
        <text:list-item>
          <text:p text:style-name="P87"><text:span text:style-name="T52">une méthode </text:span><text:span text:style-name="T53">changePlace</text:span><text:span text:style-name="T52"> pour se déplacer de façon arbitraire</text:span></text:p>
        </text:list-item>
        <text:list-item>
          <text:p text:style-name="P87"><text:span text:style-name="T52">une méthode </text:span><text:span text:style-name="T53">move</text:span><text:span text:style-name="T52"> pour se déplacer</text:span></text:p>
        </text:list-item>
        <text:list-item>
          <text:p text:style-name="P87"><text:span text:style-name="T52">deux méthodes </text:span><text:span text:style-name="T53">getX </text:span><text:span text:style-name="T52">et </text:span><text:span text:style-name="T53">getY</text:span><text:span text:style-name="T52"> </text:span></text:p>
        </text:list-item>
      </text:list>
      <text:p text:style-name="P16"><text:span text:style-name="T44">deux méthodes </text:span><text:span text:style-name="T46">setX</text:span><text:span text:style-name="T43"> </text:span><text:span text:style-name="T44">et </text:span><text:span text:style-name="T46">setY </text:span></text:p>
      <text:p text:style-name="P17"/>
      <text:p text:style-name="P18">Voici le rendu final du state.dia (une version plus visible se trouve dans le dossier src du projet) :</text:p>
      <text:p text:style-name="P18"/>
      <text:p text:style-name="P19"/>
      <text:p text:style-name="P18"><draw:frame draw:style-name="fr2" draw:name="Cadre2" text:anchor-type="as-char" svg:width="17.667cm" draw:z-index="18"><draw:text-box fo:min-height="13.875cm"><text:p text:style-name="Figure"><draw:frame draw:style-name="fr10" draw:name="Image3" text:anchor-type="char" svg:width="17.083cm" svg:height="9.227cm" draw:z-index="21"><draw:image xlink:href="Pictures/1000000000000515000002B95F74453D0340B807.png" xlink:type="simple" xlink:show="embed" xlink:actuate="onLoad" draw:mime-type="image/png"/></draw:frame></text:p><text:p text:style-name="Figure">Figure <text:sequence text:ref-name="refFigure9" text:name="Figure" text:formula="ooow:Figure+1" style:num-format="1">10</text:sequence>: state.dia</text:p></draw:text-box></draw:frame></text:p>
      <text:p text:style-name="P20"/>
      <text:p text:style-name="P18">À noter qu’ici un certain code couleur à été utilisé :</text:p>
      <text:list xml:id="list3864284628" text:style-name="L11">
        <text:list-item>
          <text:p text:style-name="P90">les classes en bleue clair sont les classes abstraites (purement virtuelles) qui ne sont donc jamais instanciée. De gauche à droite il y a <text:span text:style-name="T54">Ressource, Building, Unit </text:span><text:span text:style-name="T47">et </text:span><text:span text:style-name="T54">Environment</text:span></text:p>
        </text:list-item>
        <text:list-item>
          <text:p text:style-name="P90">les classes vertes sont les classes qui héritent d’une classes abstraite. Il s’agit des classes telles que <text:span text:style-name="T54">Mana </text:span><text:span text:style-name="T47">(pour </text:span><text:span text:style-name="T54"><text:s/>Ressource), </text:span><text:span text:style-name="T55">Town </text:span><text:span text:style-name="T48">(pour </text:span><text:span text:style-name="T55">Building</text:span><text:span text:style-name="T48">), </text:span><text:span text:style-name="T55">Bat</text:span><text:span text:style-name="T48"> (pour </text:span><text:span text:style-name="T55">Unit</text:span><text:span text:style-name="T48">) et </text:span><text:span text:style-name="T55">Forest</text:span><text:span text:style-name="T48"> (pour </text:span><text:span text:style-name="T55">Environment</text:span><text:span text:style-name="T48">)</text:span></text:p>
        </text:list-item>
        <text:list-item>
          <text:p text:style-name="P91"><text:span text:style-name="T47">les classes blanches sont les énumérations. Elles correspondent aux deux classes </text:span><text:span text:style-name="T54">Playing </text:span><text:span text:style-name="T47"><text:s/>et</text:span><text:span text:style-name="T54"> GameStatus</text:span><text:span text:style-name="T47"> (de gauche à droite)</text:span></text:p>
        </text:list-item>
        <text:list-item>
          <text:p text:style-name="P91"><text:span text:style-name="T47">les classes rouges correspondent aux autres classes, celles dites que nous considérons comme « normales ». Il s’agit des classes telles que </text:span><text:span text:style-name="T54">State, Player, UnitFactory </text:span><text:span text:style-name="T47">et</text:span><text:span text:style-name="T54"> Position</text:span><text:span text:style-name="T47"> qui ont un rôle clé dans l’état du jeu. Il faut noter que la classe </text:span><text:span text:style-name="T54">State</text:span><text:span text:style-name="T47"> a une couleur légèrement différente car elle a, comme son nom le laisse entendre, une place centrale dans la représentation d’un état.</text:span></text:p>
        </text:list-item>
      </text:list>
      <text:list xml:id="list210726676555835" text:continue-list="list210724941896496" text:style-name="Numbering_20_123">
        <text:list-item>
          <text:h text:style-name="P52"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28"/>
      <text:p text:style-name="P29">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15">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15">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15">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15">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15">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15">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28"/>
      <text:p text:style-name="P30"/>
      <text:list xml:id="list210726938269562" text:continue-numbering="true" text:style-name="Numbering_20_123">
        <text:list-item>
          <text:list>
            <text:list-item>
              <text:h text:style-name="P56" text:outline-level="2">Conception logiciel</text:h>
            </text:list-item>
          </text:list>
        </text:list-item>
      </text:list>
      <text:p text:style-name="P28"/>
      <text:p text:style-name="P28">Nous organisons notre rendu autour de trois classes :</text:p>
      <text:p text:style-name="P28"/>
      <text:list xml:id="list1049979265" text:style-name="L12">
        <text:list-item>
          <text:p text:style-name="P63"><text:span text:style-name="T51">Scene</text:span><text:span text:style-name="T49"> : </text:span><text:span text:style-name="T57">Scene</text:span><text:span text:style-name="T49"> est la classe « fenêtre » de notre render. Il s’agit également de la classe principale qui va stocker tous les</text:span><text:span text:style-name="T57"> Layer </text:span><text:span text:style-name="T49">qui représente les différentes couches à afficher. Dans</text:span><text:span text:style-name="T57"> Scene</text:span><text:span text:style-name="T49"> on appelle également un state masqué qui contient uniquement les informations visibles par le client. à chaque changement d’état la scène est nettoyée et se reconstruit entièrement.</text:span><text:span text:style-name="T57"> <text:s/></text:span><text:span text:style-name="T49">Cette classe dépend de </text:span><text:span text:style-name="T51">sf::</text:span><text:span text:style-name="T57">RenderWindow</text:span><text:span text:style-name="T49"> qui nous permet de </text:span><text:span text:style-name="T56">draw</text:span><text:span text:style-name="T49"> nos résultats.</text:span></text:p>
          <text:p text:style-name="P64"/>
        </text:list-item>
        <text:list-item>
          <text:p text:style-name="P65"><text:span text:style-name="T47">Layer</text:span><text:span text:style-name="T49"> : cette classe se charge d’afficher une couche graphique du jeu en fonction des informations qui lui sont passées. Ces informations sont en fait des listes de </text:span><text:span text:style-name="T47">state::GameInstance, </text:span><text:span text:style-name="T49">ces objets contiennent des positions et des ID, à chaque </text:span><text:span text:style-name="T50">type de</text:span><text:span text:style-name="T49"> GameInstance sera associée une tile présente dans le tileset correspondant à la couche graphique, une fois toutes les informations récoltés ont peut générer un array qui sera directement </text:span><text:span text:style-name="T56">draw</text:span><text:span text:style-name="T49"> dans la fenêtre.</text:span></text:p>
          <text:p text:style-name="P64"/>
        </text:list-item>
      </text:list>
      <text:p text:style-name="P31"/>
      <text:p text:style-name="P66"/>
      <text:p text:style-name="P66"><draw:frame draw:style-name="fr1" draw:name="Cadre1" text:anchor-type="paragraph" svg:width="17cm" draw:z-index="19"><draw:text-box fo:min-height="12.215cm"><text:p text:style-name="Figure"><draw:frame draw:style-name="fr9" draw:name="Image4" text:anchor-type="paragraph" svg:width="17cm" style:rel-width="100%" svg:height="12.215cm" style:rel-height="scale" draw:z-index="20"><draw:image xlink:href="Pictures/10000000000005B80000041CA41F67FAB3E37A61.png" xlink:type="simple" xlink:show="embed" xlink:actuate="onLoad" draw:mime-type="image/png"/></draw:frame>Figure <text:sequence text:ref-name="refFigure10" text:name="Figure" text:formula="ooow:Figure+1" style:num-format="1">11</text:sequence>: render.dia</text:p></draw:text-box></draw:frame></text:p>
      <text:p text:style-name="Standard"><text:soft-page-break/></text:p>
      <text:list xml:id="list210726199305711" text:continue-list="list210726938269562" text:style-name="Numbering_20_123">
        <text:list-item>
          <text:h text:style-name="P53" text:outline-level="1">Règles de changement d’état et moteur de jeu</text:h>
        </text:list-item>
      </text:list>
      <text:p text:style-name="Standard"/>
      <text:list xml:id="list210725869070369" text:continue-numbering="true" text:style-name="Numbering_20_123">
        <text:list-item>
          <text:list>
            <text:list-item>
              <text:h text:style-name="Heading_20_2" text:outline-level="2">Changement extérieur<text:tab/></text:h>
            </text:list-item>
          </text:list>
        </text:list-item>
      </text:list>
      <text:p text:style-name="Standard"/>
      <text:p text:style-name="P67">Les changements extérieurs sont provoqués par des commandes extérieurs, comme la pression sur une touche ou un <text:span text:style-name="T70">clique sur la souris</text:span>. </text:p>
      <text:p text:style-name="P68">La commande principale est la sélection d’un personnage, delà s’en suit les commandes d’actions qui se succèdent comme suit :</text:p>
      <text:list xml:id="list3074574256" text:style-name="L13">
        <text:list-item>
          <text:p text:style-name="P69">Commande de sélection : si le joueur a sélectionné un élément contrôlable propose les actions possibles, sinon la commande ne fait rien.</text:p>
        </text:list-item>
        <text:list-item>
          <text:p text:style-name="P69">Commande de Construction : si le joueur a sélectionné un camp d’entraînement, il aura la possibilité de dépenser son mana pour se payer de nouvelles unités.</text:p>
        </text:list-item>
        <text:list-item>
          <text:p text:style-name="P69">Commande de mouvement : si le joueur clique sur le bouton de commande et et clique sur la case où il veut se rendre, le personnage se déplacera si cela lui est possible.</text:p>
        </text:list-item>
        <text:list-item>
          <text:p text:style-name="P69">Commande d’attaque : même principe, après le mouvement le joueur pourra attaquer avec son unité mais devra s’astreindre au restriction qui incombent à son unité sélectionnée.</text:p>
        </text:list-item>
      </text:list>
      <text:p text:style-name="P70"/>
      <text:list xml:id="list210727393806433" text:continue-list="list210725869070369" text:style-name="Numbering_20_123">
        <text:list-item>
          <text:list>
            <text:list-item>
              <text:h text:style-name="Heading_20_2" text:outline-level="2">Conception Logiciel</text:h>
            </text:list-item>
          </text:list>
        </text:list-item>
      </text:list>
      <text:p text:style-name="Standard"/>
      <text:p text:style-name="Standard"/>
      <text:p text:style-name="P71">Le diagramme des classes pour le moteur du jeu est présenté <text:span text:style-name="T71">ci dessous</text:span> L’ensemble du moteur de jeu repose sur un patron de conception de type Command, et a pour but la mise en œuvre différée de commandes extérieures sur l’état du jeu.<text:line-break/></text:p>
      <text:p text:style-name="P71"><text:span text:style-name="T15">Classes Command</text:span>. Le rôle de ces classes est de représenter une commande. <text:span text:style-name="T72">On définit un CommandTypeID pour toutes les classes qui héritent de l’interface Command.</text:span><text:line-break/>A ces classes, on a défini un type de commande avec CommandTypeId pour identifier précisément la classe d’une instance.</text:p>
      <text:p text:style-name="P67"/>
      <text:p text:style-name="P72"><text:span text:style-name="T15">Class Engine</text:span>. Cette classe fait office de tour de contrôle pour les commandes, elle stocke les commandes et les exécute. </text:p>
      <text:p text:style-name="P72"/>
      <text:p text:style-name="P72"><draw:frame draw:style-name="fr1" draw:name="Cadre3" text:anchor-type="paragraph" svg:width="17cm" draw:z-index="24"><draw:text-box fo:min-height="14.335cm"><text:p text:style-name="Figure"><draw:frame draw:style-name="fr8" draw:name="Image11" text:anchor-type="paragraph" svg:width="17cm" style:rel-width="100%" svg:height="14.335cm" style:rel-height="scale" draw:z-index="25"><draw:image xlink:href="Pictures/10000000000006940000058C2ED470F64F20F75F.png" xlink:type="simple" xlink:show="embed" xlink:actuate="onLoad" draw:mime-type="image/png"/></draw:frame>Figure <text:sequence text:ref-name="refFigure11" text:name="Figure" text:formula="ooow:Figure+1" style:num-format="1">12</text:sequence>: engine.dia</text:p></draw:text-box></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4</text:page-number></text:span><text:span text:style-name="MT2"><text:s/>/ </text:span><text:span text:style-name="MT2"><text:page-coun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0</meta:editing-cycles>
    <meta:creation-date>2021-11-13T16:59:31.419132010</meta:creation-date>
    <meta:editing-duration>PT2H18M34S</meta:editing-duration>
    <meta:generator>LibreOffice/7.2.3.2$Linux_X86_64 LibreOffice_project/a49ed84f3d037188bbbcb324f9afc3796d887539</meta:generator>
    <dc:date>2021-12-03T21:07:19.407982396</dc:date>
    <meta:document-statistic meta:table-count="2" meta:image-count="14" meta:object-count="0" meta:page-count="16" meta:paragraph-count="213" meta:word-count="3132" meta:character-count="17874" meta:non-whitespace-character-count="149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